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tentRequestMatchersIntegrationTests.testHamcrestNod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ContentRequestMatchersIntegrationTests.testXml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ContentRequestMatchersIntegration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opleWrapper.Peopl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tentRequestMatchersIntegrationTests.executeAn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opleWrapper.PeopleWrapper( List &lt; Person &gt; compo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Wrapper.getCompo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